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style-name="Default" office:value-type="string" calcext:value-type="string">
            <text:p>ful ppol</text:p>
          </table:table-cell>
          <table:table-cell office:value-type="string" calcext:value-type="string">
            <text:p>Abosolute porosity</text:p>
          </table:table-cell>
          <table:table-cell/>
          <table:table-cell office:value-type="string" calcext:value-type="string">
            <text:p>Relative porosity</text:p>
          </table:table-cell>
        </table:table-row>
        <table:table-row table:style-name="ro1">
          <table:table-cell/>
          <table:table-cell office:value-type="float" office:value="5320635" calcext:value-type="float">
            <text:p>5320635</text:p>
          </table:table-cell>
          <table:table-cell table:formula="of:=[.B3]/[.D3]" office:value-type="float" office:value="0.0738219721164677" calcext:value-type="float">
            <text:p>0.073821972116468</text:p>
          </table:table-cell>
          <table:table-cell table:formula="of:=SUM([.B3:.B6])" office:value-type="float" office:value="72073867" calcext:value-type="float">
            <text:p>72073867</text:p>
          </table:table-cell>
          <table:table-cell table:formula="of:=[.A2]*[.C3]" office:value-type="float" office:value="0.00900628059820906" calcext:value-type="float">
            <text:p>0.009006280598209</text:p>
          </table:table-cell>
        </table:table-row>
        <table:table-row table:style-name="ro1">
          <table:table-cell/>
          <table:table-cell office:value-type="float" office:value="1022031" calcext:value-type="float">
            <text:p>1022031</text:p>
          </table:table-cell>
          <table:table-cell table:formula="of:=[.B4]/[.D3]" office:value-type="float" office:value="0.0141803269692745" calcext:value-type="float">
            <text:p>0.014180326969275</text:p>
          </table:table-cell>
          <table:table-cell/>
          <table:table-cell table:formula="of:=[.A2]*[.C4]" office:value-type="float" office:value="0.00172999989025148" calcext:value-type="float">
            <text:p>0.001729999890251</text:p>
          </table:table-cell>
        </table:table-row>
        <table:table-row table:style-name="ro1">
          <table:table-cell/>
          <table:table-cell office:value-type="float" office:value="11636241" calcext:value-type="float">
            <text:p>11636241</text:p>
          </table:table-cell>
          <table:table-cell table:formula="of:=[.B5]/[.D3]" office:value-type="float" office:value="0.161448823052605" calcext:value-type="float">
            <text:p>0.161448823052605</text:p>
          </table:table-cell>
          <table:table-cell/>
          <table:table-cell table:formula="of:=[.A2]*[.C5]" office:value-type="float" office:value="0.0196967564124178" calcext:value-type="float">
            <text:p>0.019696756412418</text:p>
          </table:table-cell>
        </table:table-row>
        <table:table-row table:style-name="ro1">
          <table:table-cell/>
          <table:table-cell office:value-type="float" office:value="54094960" calcext:value-type="float">
            <text:p>54094960</text:p>
          </table:table-cell>
          <table:table-cell table:formula="of:=[.B6]/[.D3]" office:value-type="float" office:value="0.750548877861653" calcext:value-type="float">
            <text:p>0.750548877861653</text:p>
          </table:table-cell>
          <table:table-cell/>
          <table:table-cell table:formula="of:=[.A2]*[.C6]" office:value-type="float" office:value="0.0915669630991216" calcext:value-type="float">
            <text:p>0.091566963099122</text:p>
          </table:table-cell>
        </table:table-row>
        <table:table-row table:style-name="ro1">
          <table:table-cell/>
          <table:table-cell table:style-name="Default"/>
          <table:table-cell table:formula="of:=[.B7]" office:value-type="float" office:value="0" calcext:value-type="float">
            <text:p>0</text:p>
          </table:table-cell>
          <table:table-cell/>
          <table:table-cell table:formula="of:=[.A2]*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style-name="Default" office:value-type="string" calcext:value-type="string">
            <text:p>crop ppol</text:p>
          </table:table-cell>
          <table:table-cell table:formula="of:=[.B8]" office:value-type="string" office:string-value="crop ppol" calcext:value-type="string">
            <text:p>crop ppol</text:p>
          </table:table-cell>
          <table:table-cell/>
          <table:table-cell table:formula="of:=[.A2]*[.C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Default" office:value-type="float" office:value="3236848" calcext:value-type="float">
            <text:p>3236848</text:p>
          </table:table-cell>
          <table:table-cell table:formula="of:=[.B9]/[.D9]" office:value-type="float" office:value="0.059184415450297" calcext:value-type="float">
            <text:p>0.059184415450297</text:p>
          </table:table-cell>
          <table:table-cell table:formula="of:=SUM([.B9:.B12])" office:value-type="float" office:value="54690884" calcext:value-type="float">
            <text:p>54690884</text:p>
          </table:table-cell>
          <table:table-cell table:formula="of:=[.A2]*[.C9]" office:value-type="float" office:value="0.00722049868493623" calcext:value-type="float">
            <text:p>0.007220498684936</text:p>
          </table:table-cell>
        </table:table-row>
        <table:table-row table:style-name="ro1">
          <table:table-cell/>
          <table:table-cell table:style-name="Default" office:value-type="float" office:value="6684869" calcext:value-type="float">
            <text:p>6684869</text:p>
          </table:table-cell>
          <table:table-cell table:formula="of:=[.B10]/[.D9]" office:value-type="float" office:value="0.122230041116176" calcext:value-type="float">
            <text:p>0.122230041116176</text:p>
          </table:table-cell>
          <table:table-cell/>
          <table:table-cell table:formula="of:=[.A8]*[.C10]" office:value-type="float" office:value="0.0161343654273352" calcext:value-type="float">
            <text:p>0.016134365427335</text:p>
          </table:table-cell>
        </table:table-row>
        <table:table-row table:style-name="ro1">
          <table:table-cell/>
          <table:table-cell office:value-type="float" office:value="9617979" calcext:value-type="float">
            <text:p>9617979</text:p>
          </table:table-cell>
          <table:table-cell table:formula="of:=[.B11]/[.D9]" office:value-type="float" office:value="0.175860733938768" calcext:value-type="float">
            <text:p>0.175860733938768</text:p>
          </table:table-cell>
          <table:table-cell/>
          <table:table-cell table:formula="of:=[.A8]*[.C11]" office:value-type="float" office:value="0.0232136168799173" calcext:value-type="float">
            <text:p>0.023213616879917</text:p>
          </table:table-cell>
        </table:table-row>
        <table:table-row table:style-name="ro1">
          <table:table-cell/>
          <table:table-cell office:value-type="float" office:value="35151188" calcext:value-type="float">
            <text:p>35151188</text:p>
          </table:table-cell>
          <table:table-cell table:formula="of:=[.B12]/[.D9]" office:value-type="float" office:value="0.64272480949476" calcext:value-type="float">
            <text:p>0.64272480949476</text:p>
          </table:table-cell>
          <table:table-cell/>
          <table:table-cell table:formula="of:=[.A8]*[.C12]" office:value-type="float" office:value="0.0848396748533083" calcext:value-type="float">
            <text:p>0.08483967485330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table:style-name="Default" office:value-type="string" calcext:value-type="string">
            <text:p>ful xpol</text:p>
          </table:table-cell>
          <table:table-cell table:formula="of:=[.B13]" office:value-type="string" office:string-value="ful xpol" calcext:value-type="string">
            <text:p>ful xpol</text:p>
          </table:table-cell>
          <table:table-cell/>
          <table:table-cell table:formula="of:=[.A8]*[.C13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459853" calcext:value-type="float">
            <text:p>459853</text:p>
          </table:table-cell>
          <table:table-cell table:formula="of:=[.B14]/[.D14]" office:value-type="float" office:value="0.001277727868407" calcext:value-type="float">
            <text:p>0.001277727868407</text:p>
          </table:table-cell>
          <table:table-cell table:formula="of:=SUM([.B14:.B17])" office:value-type="float" office:value="359899014" calcext:value-type="float">
            <text:p>359899014</text:p>
          </table:table-cell>
          <table:table-cell table:formula="of:=[.A13]*[.C14]" office:value-type="float" office:value="0.000678473498124115" calcext:value-type="float">
            <text:p>0.000678473498124</text:p>
          </table:table-cell>
        </table:table-row>
        <table:table-row table:style-name="ro1">
          <table:table-cell/>
          <table:table-cell office:value-type="float" office:value="1022032" calcext:value-type="float">
            <text:p>1022032</text:p>
          </table:table-cell>
          <table:table-cell table:formula="of:=[.B15]/[.D14]" office:value-type="float" office:value="0.00283977438182145" calcext:value-type="float">
            <text:p>0.002839774381821</text:p>
          </table:table-cell>
          <table:table-cell/>
          <table:table-cell table:formula="of:=[.A13]*[.C15]" office:value-type="float" office:value="0.00150792019674719" calcext:value-type="float">
            <text:p>0.001507920196747</text:p>
          </table:table-cell>
        </table:table-row>
        <table:table-row table:style-name="ro1">
          <table:table-cell/>
          <table:table-cell office:value-type="float" office:value="1937140" calcext:value-type="float">
            <text:p>1937140</text:p>
          </table:table-cell>
          <table:table-cell table:formula="of:=[.B16]/[.D14]" office:value-type="float" office:value="0.0053824543125867" calcext:value-type="float">
            <text:p>0.005382454312587</text:p>
          </table:table-cell>
          <table:table-cell/>
          <table:table-cell table:formula="of:=[.A13]*[.C16]" office:value-type="float" office:value="0.00285808323998354" calcext:value-type="float">
            <text:p>0.002858083239984</text:p>
          </table:table-cell>
        </table:table-row>
        <table:table-row table:style-name="ro1">
          <table:table-cell/>
          <table:table-cell office:value-type="float" office:value="356479989" calcext:value-type="float">
            <text:p>356479989</text:p>
          </table:table-cell>
          <table:table-cell table:formula="of:=[.B17]/[.D14]" office:value-type="float" office:value="0.990500043437185" calcext:value-type="float">
            <text:p>0.990500043437185</text:p>
          </table:table-cell>
          <table:table-cell/>
          <table:table-cell table:formula="of:=[.A13]*[.C17]" office:value-type="float" office:value="0.525955523065145" calcext:value-type="float">
            <text:p>0.525955523065145</text:p>
          </table:table-cell>
        </table:table-row>
        <table:table-row table:style-name="ro1">
          <table:table-cell/>
          <table:table-cell table:style-name="Default"/>
          <table:table-cell table:formula="of:=[.B18]" office:value-type="float" office:value="0" calcext:value-type="float">
            <text:p>0</text:p>
          </table:table-cell>
          <table:table-cell/>
          <table:table-cell table:formula="of:=[.A13]*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table:style-name="Default" office:value-type="string" calcext:value-type="string">
            <text:p>crop xpol</text:p>
          </table:table-cell>
          <table:table-cell table:formula="of:=[.B19]" office:value-type="string" office:string-value="crop xpol" calcext:value-type="string">
            <text:p>crop xpol</text:p>
          </table:table-cell>
          <table:table-cell/>
          <table:table-cell table:formula="of:=[.A19]*[.C19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349735" calcext:value-type="float">
            <text:p>349735</text:p>
          </table:table-cell>
          <table:table-cell table:formula="of:=[.B20]/[.D20]" office:value-type="float" office:value="0.00157655910249761" calcext:value-type="float">
            <text:p>0.001576559102498</text:p>
          </table:table-cell>
          <table:table-cell table:formula="of:=SUM([.B20:.B23])" office:value-type="float" office:value="221834373" calcext:value-type="float">
            <text:p>221834373</text:p>
          </table:table-cell>
          <table:table-cell table:formula="of:=[.A19]*[.C20]" office:value-type="float" office:value="0.000755171810096355" calcext:value-type="float">
            <text:p>0.000755171810096</text:p>
          </table:table-cell>
        </table:table-row>
        <table:table-row table:style-name="ro1">
          <table:table-cell/>
          <table:table-cell office:value-type="float" office:value="777600" calcext:value-type="float">
            <text:p>777600</text:p>
          </table:table-cell>
          <table:table-cell table:formula="of:=[.B21]/[.D20]" office:value-type="float" office:value="0.00350531790670691" calcext:value-type="float">
            <text:p>0.003505317906707</text:p>
          </table:table-cell>
          <table:table-cell/>
          <table:table-cell table:formula="of:=[.A19]*[.C21]" office:value-type="float" office:value="0.00167904727731261" calcext:value-type="float">
            <text:p>0.001679047277313</text:p>
          </table:table-cell>
        </table:table-row>
        <table:table-row table:style-name="ro1">
          <table:table-cell/>
          <table:table-cell office:value-type="float" office:value="1569511" calcext:value-type="float">
            <text:p>1569511</text:p>
          </table:table-cell>
          <table:table-cell table:formula="of:=[.B22]/[.D20]" office:value-type="float" office:value="0.00707514790775909" calcext:value-type="float">
            <text:p>0.007075147907759</text:p>
          </table:table-cell>
          <table:table-cell/>
          <table:table-cell table:formula="of:=[.A19]*[.C22]" office:value-type="float" office:value="0.00338899584781661" calcext:value-type="float">
            <text:p>0.003388995847817</text:p>
          </table:table-cell>
        </table:table-row>
        <table:table-row table:style-name="ro1">
          <table:table-cell/>
          <table:table-cell office:value-type="float" office:value="219137527" calcext:value-type="float">
            <text:p>219137527</text:p>
          </table:table-cell>
          <table:table-cell table:formula="of:=[.B23]/[.D20]" office:value-type="float" office:value="0.987842975083036" calcext:value-type="float">
            <text:p>0.987842975083036</text:p>
          </table:table-cell>
          <table:table-cell/>
          <table:table-cell table:formula="of:=[.A19]*[.C23]" office:value-type="float" office:value="0.473176785064775" calcext:value-type="float">
            <text:p>0.473176785064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22:51:51.664000000</meta:creation-date>
    <dc:date>2021-07-01T23:17:01.365000000</dc:date>
    <meta:editing-duration>PT14M9S</meta:editing-duration>
    <meta:editing-cycles>1</meta:editing-cycles>
    <meta:document-statistic meta:table-count="1" meta:cell-count="72" meta:object-count="0"/>
    <meta:generator>LibreOffice/6.2.3.2$Windows_X86_64 LibreOffice_project/aecc05fe267cc68dde00352a451aa867b3b546ac</meta:generator>
  </office:meta>
</office:document-meta>
</file>